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https://www.mercotte.fr/2020/04/03/cake-choco-banane-special-confinement/</text:p>
          </table:table-cell>
          <table:table-cell office:value-type="string" calcext:value-type="string">
            <text:p>https://www.mercotte.fr/wp-content/uploads/2020/12/cake-chocolat-lait-bananes-roties.pdf</text:p>
          </table:table-cell>
          <table:table-cell office:value-type="string" calcext:value-type="string">
            <text:p>https://www.chefnini.com/banana-bread-aux-epices/</text:p>
          </table:table-cell>
          <table:table-cell office:value-type="string" calcext:value-type="string">
            <text:p>https://www.chefnini.com/banana-bread-chocolat/</text:p>
          </table:table-cell>
          <table:table-cell office:value-type="string" calcext:value-type="string">
            <text:p>https://www.royalchill.com/2025/02/13/banana-bread-moelleux-la-recette-parfaite/</text:p>
          </table:table-cell>
        </table:table-row>
        <table:table-row table:style-name="ro1">
          <table:table-cell/>
          <table:table-cell office:value-type="string" calcext:value-type="string">
            <text:p>carnet</text:p>
          </table:table-cell>
          <table:table-cell office:value-type="string" calcext:value-type="string">
            <text:p>lagorce</text:p>
          </table:table-cell>
          <table:table-cell table:number-columns-repeated="2" office:value-type="string" calcext:value-type="string">
            <text:p>mercotte</text:p>
          </table:table-cell>
          <table:table-cell table:number-columns-repeated="2" office:value-type="string" calcext:value-type="string">
            <text:p>chefnini</text:p>
          </table:table-cell>
          <table:table-cell table:style-name="ce1" office:value-type="string" calcext:value-type="string">
            <text:p>recette interessante !</text:p>
          </table:table-cell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table:formula="of:=210+40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120+80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iel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rre mou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uil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uf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une oeuf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nc oeu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ure</text:p>
          </table:table-cell>
          <table:table-cell office:value-type="string" calcext:value-type="string">
            <text:p>2 ca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icarbonate</text:p>
          </table:table-cell>
          <table:table-cell office:value-type="string" calcext:value-type="string">
            <text:p>½ c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it</text:p>
          </table:table-cell>
          <table:table-cell office:value-type="string" calcext:value-type="string">
            <text:p>2 cas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" office:value-type="string" calcext:value-type="string">
            <text:p>banane rot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an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r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rine</text:p>
          </table:table-cell>
          <table:table-cell table:formula="of:=IF([.$B$22]*[.B4]/[.B$4]=0;&quot;&quot;;[.$B$22]*[.B4]/[.B$4])" office:value-type="float" office:value="200" calcext:value-type="float">
            <text:p>200</text:p>
          </table:table-cell>
          <table:table-cell table:formula="of:=IF([.$B$22]*[.C4]/[.C$4]=0;&quot;&quot;;[.$B$22]*[.C4]/[.C$4])" office:value-type="float" office:value="200" calcext:value-type="float">
            <text:p>200</text:p>
          </table:table-cell>
          <table:table-cell table:formula="of:=IF([.$B$22]*[.D4]/[.D$4]=0;&quot;&quot;;[.$B$22]*[.D4]/[.D$4])" office:value-type="float" office:value="200" calcext:value-type="float">
            <text:p>200</text:p>
          </table:table-cell>
          <table:table-cell table:formula="of:=IF([.$B$22]*[.E4]/[.E$4]=0;&quot;&quot;;[.$B$22]*[.E4]/[.E$4])" office:value-type="float" office:value="200" calcext:value-type="float">
            <text:p>200</text:p>
          </table:table-cell>
          <table:table-cell table:formula="of:=IF([.$B$22]*[.F4]/[.F$4]=0;&quot;&quot;;[.$B$22]*[.F4]/[.F$4])" office:value-type="float" office:value="200" calcext:value-type="float">
            <text:p>200</text:p>
          </table:table-cell>
          <table:table-cell table:formula="of:=IF([.$B$22]*[.G4]/[.G$4]=0;&quot;&quot;;[.$B$22]*[.G4]/[.G$4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ucre</text:p>
          </table:table-cell>
          <table:table-cell table:formula="of:=IF([.$B$22]*[.B5]/[.B$4]=0;&quot;&quot;;[.$B$22]*[.B5]/[.B$4])" office:value-type="float" office:value="96" calcext:value-type="float">
            <text:p>96</text:p>
          </table:table-cell>
          <table:table-cell table:formula="of:=IF([.$B$22]*[.C5]/[.C$4]=0;&quot;&quot;;[.$B$22]*[.C5]/[.C$4])" office:value-type="float" office:value="80" calcext:value-type="float">
            <text:p>80</text:p>
          </table:table-cell>
          <table:table-cell table:formula="of:=IF([.$B$22]*[.D5]/[.D$4]=0;&quot;&quot;;[.$B$22]*[.D5]/[.D$4])" office:value-type="float" office:value="200" calcext:value-type="float">
            <text:p>200</text:p>
          </table:table-cell>
          <table:table-cell table:formula="of:=IF([.$B$22]*[.E5]/[.E$4]=0;&quot;&quot;;[.$B$22]*[.E5]/[.E$4])" office:value-type="float" office:value="214.285714285714" calcext:value-type="float">
            <text:p>214.285714285714</text:p>
          </table:table-cell>
          <table:table-cell table:formula="of:=IF([.$B$22]*[.F5]/[.F$4]=0;&quot;&quot;;[.$B$22]*[.F5]/[.F$4])" office:value-type="float" office:value="40" calcext:value-type="float">
            <text:p>40</text:p>
          </table:table-cell>
          <table:table-cell table:formula="of:=IF([.$B$22]*[.G5]/[.G$4]=0;&quot;&quot;;[.$B$22]*[.G5]/[.G$4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miel</text:p>
          </table:table-cell>
          <table:table-cell table:formula="of:=IF([.$B$22]*[.B6]/[.B$4]=0;&quot;&quot;;[.$B$22]*[.B6]/[.B$4])">
            <text:p/>
          </table:table-cell>
          <table:table-cell table:formula="of:=IF([.$B$22]*[.C6]/[.C$4]=0;&quot;&quot;;[.$B$22]*[.C6]/[.C$4])">
            <text:p/>
          </table:table-cell>
          <table:table-cell table:formula="of:=IF([.$B$22]*[.D6]/[.D$4]=0;&quot;&quot;;[.$B$22]*[.D6]/[.D$4])" office:value-type="float" office:value="30" calcext:value-type="float">
            <text:p>30</text:p>
          </table:table-cell>
          <table:table-cell table:formula="of:=IF([.$B$22]*[.E6]/[.E$4]=0;&quot;&quot;;[.$B$22]*[.E6]/[.E$4])">
            <text:p/>
          </table:table-cell>
          <table:table-cell table:formula="of:=IF([.$B$22]*[.F6]/[.F$4]=0;&quot;&quot;;[.$B$22]*[.F6]/[.F$4])">
            <text:p/>
          </table:table-cell>
          <table:table-cell table:formula="of:=IF([.$B$22]*[.G6]/[.G$4]=0;&quot;&quot;;[.$B$22]*[.G6]/[.G$4])">
            <text:p/>
          </table:table-cell>
          <table:table-cell/>
        </table:table-row>
        <table:table-row table:style-name="ro1">
          <table:table-cell office:value-type="string" calcext:value-type="string">
            <text:p>beurre mou</text:p>
          </table:table-cell>
          <table:table-cell table:formula="of:=IF([.$B$22]*[.B7]/[.B$4]=0;&quot;&quot;;[.$B$22]*[.B7]/[.B$4])" office:value-type="float" office:value="68" calcext:value-type="float">
            <text:p>68</text:p>
          </table:table-cell>
          <table:table-cell table:formula="of:=IF([.$B$22]*[.C7]/[.C$4]=0;&quot;&quot;;[.$B$22]*[.C7]/[.C$4])" office:value-type="float" office:value="65" calcext:value-type="float">
            <text:p>65</text:p>
          </table:table-cell>
          <table:table-cell table:formula="of:=IF([.$B$22]*[.D7]/[.D$4]=0;&quot;&quot;;[.$B$22]*[.D7]/[.D$4])" office:value-type="float" office:value="160" calcext:value-type="float">
            <text:p>160</text:p>
          </table:table-cell>
          <table:table-cell table:formula="of:=IF([.$B$22]*[.E7]/[.E$4]=0;&quot;&quot;;[.$B$22]*[.E7]/[.E$4])">
            <text:p/>
          </table:table-cell>
          <table:table-cell table:formula="of:=IF([.$B$22]*[.F7]/[.F$4]=0;&quot;&quot;;[.$B$22]*[.F7]/[.F$4])" office:value-type="float" office:value="40" calcext:value-type="float">
            <text:p>40</text:p>
          </table:table-cell>
          <table:table-cell table:formula="of:=IF([.$B$22]*[.G7]/[.G$4]=0;&quot;&quot;;[.$B$22]*[.G7]/[.G$4]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uile</text:p>
          </table:table-cell>
          <table:table-cell table:formula="of:=IF([.$B$22]*[.B8]/[.B$4]=0;&quot;&quot;;[.$B$22]*[.B8]/[.B$4])">
            <text:p/>
          </table:table-cell>
          <table:table-cell table:formula="of:=IF([.$B$22]*[.C8]/[.C$4]=0;&quot;&quot;;[.$B$22]*[.C8]/[.C$4])">
            <text:p/>
          </table:table-cell>
          <table:table-cell table:formula="of:=IF([.$B$22]*[.D8]/[.D$4]=0;&quot;&quot;;[.$B$22]*[.D8]/[.D$4])">
            <text:p/>
          </table:table-cell>
          <table:table-cell table:formula="of:=IF([.$B$22]*[.E8]/[.E$4]=0;&quot;&quot;;[.$B$22]*[.E8]/[.E$4])" office:value-type="float" office:value="57.1428571428571" calcext:value-type="float">
            <text:p>57.1428571428571</text:p>
          </table:table-cell>
          <table:table-cell table:formula="of:=IF([.$B$22]*[.F8]/[.F$4]=0;&quot;&quot;;[.$B$22]*[.F8]/[.F$4])">
            <text:p/>
          </table:table-cell>
          <table:table-cell table:formula="of:=IF([.$B$22]*[.G8]/[.G$4]=0;&quot;&quot;;[.$B$22]*[.G8]/[.G$4])">
            <text:p/>
          </table:table-cell>
          <table:table-cell/>
        </table:table-row>
        <table:table-row table:style-name="ro1">
          <table:table-cell office:value-type="string" calcext:value-type="string">
            <text:p>oeuf</text:p>
          </table:table-cell>
          <table:table-cell table:formula="of:=IF([.$B$22]*[.B9]/[.B$4]=0;&quot;&quot;;[.$B$22]*[.B9]/[.B$4])" office:value-type="float" office:value="1.6" calcext:value-type="float">
            <text:p>1.6</text:p>
          </table:table-cell>
          <table:table-cell table:formula="of:=IF([.$B$22]*[.C9]/[.C$4]=0;&quot;&quot;;[.$B$22]*[.C9]/[.C$4])" office:value-type="float" office:value="2" calcext:value-type="float">
            <text:p>2</text:p>
          </table:table-cell>
          <table:table-cell table:formula="of:=IF([.$B$22]*[.D9]/[.D$4]=0;&quot;&quot;;[.$B$22]*[.D9]/[.D$4])">
            <text:p/>
          </table:table-cell>
          <table:table-cell table:formula="of:=IF([.$B$22]*[.E9]/[.E$4]=0;&quot;&quot;;[.$B$22]*[.E9]/[.E$4])" office:value-type="float" office:value="214.285714285714" calcext:value-type="float">
            <text:p>214.285714285714</text:p>
          </table:table-cell>
          <table:table-cell table:formula="of:=IF([.$B$22]*[.F9]/[.F$4]=0;&quot;&quot;;[.$B$22]*[.F9]/[.F$4])" office:value-type="float" office:value="1.6" calcext:value-type="float">
            <text:p>1.6</text:p>
          </table:table-cell>
          <table:table-cell table:formula="of:=IF([.$B$22]*[.G9]/[.G$4]=0;&quot;&quot;;[.$B$22]*[.G9]/[.G$4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jaune oeuf</text:p>
          </table:table-cell>
          <table:table-cell table:formula="of:=IF([.$B$22]*[.B10]/[.B$4]=0;&quot;&quot;;[.$B$22]*[.B10]/[.B$4])">
            <text:p/>
          </table:table-cell>
          <table:table-cell table:formula="of:=IF([.$B$22]*[.C10]/[.C$4]=0;&quot;&quot;;[.$B$22]*[.C10]/[.C$4])">
            <text:p/>
          </table:table-cell>
          <table:table-cell table:formula="of:=IF([.$B$22]*[.D10]/[.D$4]=0;&quot;&quot;;[.$B$22]*[.D10]/[.D$4])" office:value-type="float" office:value="2" calcext:value-type="float">
            <text:p>2</text:p>
          </table:table-cell>
          <table:table-cell table:formula="of:=IF([.$B$22]*[.E10]/[.E$4]=0;&quot;&quot;;[.$B$22]*[.E10]/[.E$4])">
            <text:p/>
          </table:table-cell>
          <table:table-cell table:formula="of:=IF([.$B$22]*[.F10]/[.F$4]=0;&quot;&quot;;[.$B$22]*[.F10]/[.F$4])">
            <text:p/>
          </table:table-cell>
          <table:table-cell table:formula="of:=IF([.$B$22]*[.G10]/[.G$4]=0;&quot;&quot;;[.$B$22]*[.G10]/[.G$4])">
            <text:p/>
          </table:table-cell>
          <table:table-cell/>
        </table:table-row>
        <table:table-row table:style-name="ro1">
          <table:table-cell office:value-type="string" calcext:value-type="string">
            <text:p>blanc oeuf</text:p>
          </table:table-cell>
          <table:table-cell table:formula="of:=IF([.$B$22]*[.B11]/[.B$4]=0;&quot;&quot;;[.$B$22]*[.B11]/[.B$4])">
            <text:p/>
          </table:table-cell>
          <table:table-cell table:formula="of:=IF([.$B$22]*[.C11]/[.C$4]=0;&quot;&quot;;[.$B$22]*[.C11]/[.C$4])">
            <text:p/>
          </table:table-cell>
          <table:table-cell table:formula="of:=IF([.$B$22]*[.D11]/[.D$4]=0;&quot;&quot;;[.$B$22]*[.D11]/[.D$4])" office:value-type="float" office:value="4" calcext:value-type="float">
            <text:p>4</text:p>
          </table:table-cell>
          <table:table-cell table:formula="of:=IF([.$B$22]*[.E11]/[.E$4]=0;&quot;&quot;;[.$B$22]*[.E11]/[.E$4])">
            <text:p/>
          </table:table-cell>
          <table:table-cell table:formula="of:=IF([.$B$22]*[.F11]/[.F$4]=0;&quot;&quot;;[.$B$22]*[.F11]/[.F$4])">
            <text:p/>
          </table:table-cell>
          <table:table-cell table:formula="of:=IF([.$B$22]*[.G11]/[.G$4]=0;&quot;&quot;;[.$B$22]*[.G11]/[.G$4])">
            <text:p/>
          </table:table-cell>
          <table:table-cell/>
        </table:table-row>
        <table:table-row table:style-name="ro1">
          <table:table-cell office:value-type="string" calcext:value-type="string">
            <text:p>levure</text:p>
          </table:table-cell>
          <table:table-cell table:formula="of:=IF([.$B$22]*[.B12]/[.B$4]=0;&quot;&quot;;[.$B$22]*[.B12]/[.B$4])" office:value-type="string" office:string-value="" calcext:value-type="error">
            <text:p>#VALUE!</text:p>
          </table:table-cell>
          <table:table-cell table:formula="of:=IF([.$B$22]*[.C12]/[.C$4]=0;&quot;&quot;;[.$B$22]*[.C12]/[.C$4])" office:value-type="float" office:value="5" calcext:value-type="float">
            <text:p>5</text:p>
          </table:table-cell>
          <table:table-cell table:formula="of:=IF([.$B$22]*[.D12]/[.D$4]=0;&quot;&quot;;[.$B$22]*[.D12]/[.D$4])">
            <text:p/>
          </table:table-cell>
          <table:table-cell table:formula="of:=IF([.$B$22]*[.E12]/[.E$4]=0;&quot;&quot;;[.$B$22]*[.E12]/[.E$4])" office:value-type="float" office:value="5.71428571428571" calcext:value-type="float">
            <text:p>5.71428571428571</text:p>
          </table:table-cell>
          <table:table-cell table:formula="of:=IF([.$B$22]*[.F12]/[.F$4]=0;&quot;&quot;;[.$B$22]*[.F12]/[.F$4])" office:value-type="float" office:value="4" calcext:value-type="float">
            <text:p>4</text:p>
          </table:table-cell>
          <table:table-cell table:formula="of:=IF([.$B$22]*[.G12]/[.G$4]=0;&quot;&quot;;[.$B$22]*[.G12]/[.G$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icarbonate</text:p>
          </table:table-cell>
          <table:table-cell table:formula="of:=IF([.$B$22]*[.B13]/[.B$4]=0;&quot;&quot;;[.$B$22]*[.B13]/[.B$4])" office:value-type="string" office:string-value="" calcext:value-type="error">
            <text:p>#VALUE!</text:p>
          </table:table-cell>
          <table:table-cell table:formula="of:=IF([.$B$22]*[.C13]/[.C$4]=0;&quot;&quot;;[.$B$22]*[.C13]/[.C$4])">
            <text:p/>
          </table:table-cell>
          <table:table-cell table:formula="of:=IF([.$B$22]*[.D13]/[.D$4]=0;&quot;&quot;;[.$B$22]*[.D13]/[.D$4])">
            <text:p/>
          </table:table-cell>
          <table:table-cell table:formula="of:=IF([.$B$22]*[.E13]/[.E$4]=0;&quot;&quot;;[.$B$22]*[.E13]/[.E$4])">
            <text:p/>
          </table:table-cell>
          <table:table-cell table:formula="of:=IF([.$B$22]*[.F13]/[.F$4]=0;&quot;&quot;;[.$B$22]*[.F13]/[.F$4])">
            <text:p/>
          </table:table-cell>
          <table:table-cell table:formula="of:=IF([.$B$22]*[.G13]/[.G$4]=0;&quot;&quot;;[.$B$22]*[.G13]/[.G$4])">
            <text:p/>
          </table:table-cell>
          <table:table-cell/>
        </table:table-row>
        <table:table-row table:style-name="ro1">
          <table:table-cell office:value-type="string" calcext:value-type="string">
            <text:p>lait</text:p>
          </table:table-cell>
          <table:table-cell table:formula="of:=IF([.$B$22]*[.B14]/[.B$4]=0;&quot;&quot;;[.$B$22]*[.B14]/[.B$4])" office:value-type="string" office:string-value="" calcext:value-type="error">
            <text:p>#VALUE!</text:p>
          </table:table-cell>
          <table:table-cell table:formula="of:=IF([.$B$22]*[.C14]/[.C$4]=0;&quot;&quot;;[.$B$22]*[.C14]/[.C$4])" office:value-type="float" office:value="80" calcext:value-type="float">
            <text:p>80</text:p>
          </table:table-cell>
          <table:table-cell table:formula="of:=IF([.$B$22]*[.D14]/[.D$4]=0;&quot;&quot;;[.$B$22]*[.D14]/[.D$4])">
            <text:p/>
          </table:table-cell>
          <table:table-cell table:formula="of:=IF([.$B$22]*[.E14]/[.E$4]=0;&quot;&quot;;[.$B$22]*[.E14]/[.E$4])" office:value-type="float" office:value="114.285714285714" calcext:value-type="float">
            <text:p>114.285714285714</text:p>
          </table:table-cell>
          <table:table-cell table:formula="of:=IF([.$B$22]*[.F14]/[.F$4]=0;&quot;&quot;;[.$B$22]*[.F14]/[.F$4])" office:value-type="float" office:value="120" calcext:value-type="float">
            <text:p>120</text:p>
          </table:table-cell>
          <table:table-cell table:formula="of:=IF([.$B$22]*[.G14]/[.G$4]=0;&quot;&quot;;[.$B$22]*[.G14]/[.G$4])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string" calcext:value-type="string">
            <text:p>banane roti</text:p>
          </table:table-cell>
          <table:table-cell table:formula="of:=IF([.$B$22]*[.B15]/[.B$4]=0;&quot;&quot;;[.$B$22]*[.B15]/[.B$4])">
            <text:p/>
          </table:table-cell>
          <table:table-cell table:formula="of:=IF([.$B$22]*[.C15]/[.C$4]=0;&quot;&quot;;[.$B$22]*[.C15]/[.C$4])">
            <text:p/>
          </table:table-cell>
          <table:table-cell table:formula="of:=IF([.$B$22]*[.D15]/[.D$4]=0;&quot;&quot;;[.$B$22]*[.D15]/[.D$4])">
            <text:p/>
          </table:table-cell>
          <table:table-cell table:formula="of:=IF([.$B$22]*[.E15]/[.E$4]=0;&quot;&quot;;[.$B$22]*[.E15]/[.E$4])">
            <text:p/>
          </table:table-cell>
          <table:table-cell table:formula="of:=IF([.$B$22]*[.F15]/[.F$4]=0;&quot;&quot;;[.$B$22]*[.F15]/[.F$4])">
            <text:p/>
          </table:table-cell>
          <table:table-cell table:formula="of:=IF([.$B$22]*[.G15]/[.G$4]=0;&quot;&quot;;[.$B$22]*[.G15]/[.G$4])">
            <text:p/>
          </table:table-cell>
          <table:table-cell/>
        </table:table-row>
        <table:table-row table:style-name="ro1">
          <table:table-cell office:value-type="string" calcext:value-type="string">
            <text:p>banane</text:p>
          </table:table-cell>
          <table:table-cell table:formula="of:=IF([.$B$22]*[.B16]/[.B$4]=0;&quot;&quot;;[.$B$22]*[.B16]/[.B$4])" office:value-type="float" office:value="2.4" calcext:value-type="float">
            <text:p>2.4</text:p>
          </table:table-cell>
          <table:table-cell table:formula="of:=IF([.$B$22]*[.C16]/[.C$4]=0;&quot;&quot;;[.$B$22]*[.C16]/[.C$4])" office:value-type="float" office:value="3" calcext:value-type="float">
            <text:p>3</text:p>
          </table:table-cell>
          <table:table-cell table:formula="of:=IF([.$B$22]*[.D16]/[.D$4]=0;&quot;&quot;;[.$B$22]*[.D16]/[.D$4])" office:value-type="float" office:value="3" calcext:value-type="float">
            <text:p>3</text:p>
          </table:table-cell>
          <table:table-cell table:formula="of:=IF([.$B$22]*[.E16]/[.E$4]=0;&quot;&quot;;[.$B$22]*[.E16]/[.E$4])" office:value-type="float" office:value="4.28571428571429" calcext:value-type="float">
            <text:p>4.28571428571429</text:p>
          </table:table-cell>
          <table:table-cell table:formula="of:=IF([.$B$22]*[.F16]/[.F$4]=0;&quot;&quot;;[.$B$22]*[.F16]/[.F$4])" office:value-type="float" office:value="2.4" calcext:value-type="float">
            <text:p>2.4</text:p>
          </table:table-cell>
          <table:table-cell table:formula="of:=IF([.$B$22]*[.G16]/[.G$4]=0;&quot;&quot;;[.$B$22]*[.G16]/[.G$4])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urre</text:p>
          </table:table-cell>
          <table:table-cell table:formula="of:=IF([.$B$22]*[.B17]/[.B$4]=0;&quot;&quot;;[.$B$22]*[.B17]/[.B$4])">
            <text:p/>
          </table:table-cell>
          <table:table-cell table:formula="of:=IF([.$B$22]*[.C17]/[.C$4]=0;&quot;&quot;;[.$B$22]*[.C17]/[.C$4])">
            <text:p/>
          </table:table-cell>
          <table:table-cell table:formula="of:=IF([.$B$22]*[.D17]/[.D$4]=0;&quot;&quot;;[.$B$22]*[.D17]/[.D$4])" office:value-type="float" office:value="30" calcext:value-type="float">
            <text:p>30</text:p>
          </table:table-cell>
          <table:table-cell table:formula="of:=IF([.$B$22]*[.E17]/[.E$4]=0;&quot;&quot;;[.$B$22]*[.E17]/[.E$4])" office:value-type="float" office:value="28.5714285714286" calcext:value-type="float">
            <text:p>28.5714285714286</text:p>
          </table:table-cell>
          <table:table-cell table:formula="of:=IF([.$B$22]*[.F17]/[.F$4]=0;&quot;&quot;;[.$B$22]*[.F17]/[.F$4])">
            <text:p/>
          </table:table-cell>
          <table:table-cell table:formula="of:=IF([.$B$22]*[.G17]/[.G$4]=0;&quot;&quot;;[.$B$22]*[.G17]/[.G$4])">
            <text:p/>
          </table:table-cell>
          <table:table-cell/>
        </table:table-row>
        <table:table-row table:style-name="ro1">
          <table:table-cell office:value-type="string" calcext:value-type="string">
            <text:p>sucre</text:p>
          </table:table-cell>
          <table:table-cell table:formula="of:=IF([.$B$22]*[.B18]/[.B$4]=0;&quot;&quot;;[.$B$22]*[.B18]/[.B$4])">
            <text:p/>
          </table:table-cell>
          <table:table-cell table:formula="of:=IF([.$B$22]*[.C18]/[.C$4]=0;&quot;&quot;;[.$B$22]*[.C18]/[.C$4])">
            <text:p/>
          </table:table-cell>
          <table:table-cell table:formula="of:=IF([.$B$22]*[.D18]/[.D$4]=0;&quot;&quot;;[.$B$22]*[.D18]/[.D$4])" office:value-type="float" office:value="40" calcext:value-type="float">
            <text:p>40</text:p>
          </table:table-cell>
          <table:table-cell table:formula="of:=IF([.$B$22]*[.E18]/[.E$4]=0;&quot;&quot;;[.$B$22]*[.E18]/[.E$4])" office:value-type="float" office:value="71.4285714285714" calcext:value-type="float">
            <text:p>71.4285714285714</text:p>
          </table:table-cell>
          <table:table-cell table:formula="of:=IF([.$B$22]*[.F18]/[.F$4]=0;&quot;&quot;;[.$B$22]*[.F18]/[.F$4])">
            <text:p/>
          </table:table-cell>
          <table:table-cell table:formula="of:=IF([.$B$22]*[.G18]/[.G$4]=0;&quot;&quot;;[.$B$22]*[.G18]/[.G$4]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7:14:59.962477682</meta:creation-date>
    <meta:generator>LibreOffice/24.2.7.2$Linux_X86_64 LibreOffice_project/420$Build-2</meta:generator>
    <dc:date>2026-01-02T17:34:32.194617796</dc:date>
    <meta:editing-duration>PT19M24S</meta:editing-duration>
    <meta:editing-cycles>20</meta:editing-cycles>
    <meta:document-statistic meta:table-count="1" meta:cell-count="182" meta:object-count="0"/>
  </office:meta>
</office:document-meta>
</file>